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(" close=")">
        <mrow>
          <mstyle mathvariant="bold">
            <mrow>
              <mi>q</mi>
            </mrow>
          </mstyle>
          <mrow>
            <mo stretchy="false">(</mo>
            <mrow>
              <msub>
                <mi>t</mi>
                <mn>1</mn>
              </msub>
            </mrow>
            <mo stretchy="false">)</mo>
          </mrow>
          <mi>,</mi>
          <mstyle mathvariant="bold">
            <mrow>
              <mi>q</mi>
            </mrow>
          </mstyle>
          <mrow>
            <mo stretchy="false">(</mo>
            <mrow>
              <msub>
                <mi>t</mi>
                <mn>2</mn>
              </msub>
            </mrow>
            <mo stretchy="false">)</mo>
          </mrow>
        </mrow>
      </mfenced>
    </mrow>
    <annotation encoding="StarMath 5.0">left ( bold q (t_1) , bold q (t_2)  right )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3T14:51:10.073000000</meta:creation-date>
    <meta:generator>LibreOffice/4.1.4.2$Windows_x86 LibreOffice_project/0a0440ccc0227ad9829de5f46be37cfb6edcf72</meta:generator>
  </office:meta>
</office:document-meta>
</file>